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paragraph-rsid="000fa0d4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fa0d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a0d4" officeooo:paragraph-rsid="000fa0d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257dd" officeooo:paragraph-rsid="0016762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57dd" officeooo:paragraph-rsid="001a3ae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257dd" officeooo:paragraph-rsid="001b5b9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57dd" officeooo:paragraph-rsid="001bc04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57dd" officeooo:paragraph-rsid="001d0436" style:font-weight-asian="bold" style:font-weight-complex="bold"/>
    </style:style>
    <style:style style:name="P9" style:family="paragraph" style:parent-style-name="Standard">
      <style:text-properties officeooo:rsid="000fa0d4" officeooo:paragraph-rsid="000fa0d4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fa0d4" officeooo:paragraph-rsid="000fa0d4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0c8cb" officeooo:paragraph-rsid="0010c8cb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10c8cb" officeooo:paragraph-rsid="000fa0d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257dd" officeooo:paragraph-rsid="00152b5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257dd" officeooo:paragraph-rsid="0016762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57dd" officeooo:paragraph-rsid="001b5b9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257dd" officeooo:paragraph-rsid="001e761a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257dd" officeooo:paragraph-rsid="000fa0d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27f7a" officeooo:paragraph-rsid="00127f7a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32fa0" officeooo:paragraph-rsid="00132fa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6762a" officeooo:paragraph-rsid="0016762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875fc" officeooo:paragraph-rsid="001875f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a3ae5" officeooo:paragraph-rsid="001a3ae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1a3ae5" officeooo:paragraph-rsid="001b5b95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1b5b95" officeooo:paragraph-rsid="001b5b95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b5b95" officeooo:paragraph-rsid="001a3ae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bc041" officeooo:paragraph-rsid="001b5b95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bc041" officeooo:paragraph-rsid="001bc041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d0436" officeooo:paragraph-rsid="001d043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dc506" officeooo:paragraph-rsid="001dc506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e761a" officeooo:paragraph-rsid="001e761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257dd" officeooo:paragraph-rsid="0020eae6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257dd" officeooo:paragraph-rsid="0021ac9e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52b5a" officeooo:paragraph-rsid="0021ac9e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16762a" officeooo:paragraph-rsid="0021ac9e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1a3ae5" officeooo:paragraph-rsid="001a3ae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1b5b95" officeooo:paragraph-rsid="001b5b95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bc041" officeooo:paragraph-rsid="001bc04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dc506" officeooo:paragraph-rsid="001dc506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1dc506" officeooo:paragraph-rsid="0021ac9e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e761a" officeooo:paragraph-rsid="001e761a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00fa0d4" officeooo:paragraph-rsid="000fa0d4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bold" officeooo:rsid="001257dd" officeooo:paragraph-rsid="0021ac9e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1257dd" officeooo:paragraph-rsid="002369ac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f32d7" officeooo:paragraph-rsid="001e761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e761a" officeooo:paragraph-rsid="001e761a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1effd7" officeooo:paragraph-rsid="001e761a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1effd7" officeooo:paragraph-rsid="0020eae6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4c63d" officeooo:paragraph-rsid="0020eae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1dba87" officeooo:paragraph-rsid="0020eae6" style:font-size-asian="12pt" style:font-weight-asian="normal" style:font-size-complex="12pt" style:font-weight-complex="normal"/>
    </style:style>
    <style:style style:name="T1" style:family="text">
      <style:text-properties officeooo:rsid="000fa0d4"/>
    </style:style>
    <style:style style:name="T2" style:family="text">
      <style:text-properties fo:font-weight="bold" officeooo:rsid="0016762a" style:font-weight-asian="bold" style:font-weight-complex="bold"/>
    </style:style>
    <style:style style:name="T3" style:family="text">
      <style:text-properties fo:font-weight="bold" officeooo:rsid="001875fc" style:font-weight-asian="bold" style:font-weight-complex="bold"/>
    </style:style>
    <style:style style:name="T4" style:family="text">
      <style:text-properties fo:font-weight="bold" officeooo:rsid="001bc041" style:font-weight-asian="bold" style:font-weight-complex="bold"/>
    </style:style>
    <style:style style:name="T5" style:family="text">
      <style:text-properties fo:font-weight="normal" officeooo:rsid="000fa0d4" style:font-weight-asian="normal" style:font-weight-complex="normal"/>
    </style:style>
    <style:style style:name="T6" style:family="text">
      <style:text-properties fo:font-weight="normal" officeooo:rsid="0010c8cb" style:font-weight-asian="normal" style:font-weight-complex="normal"/>
    </style:style>
    <style:style style:name="T7" style:family="text">
      <style:text-properties fo:font-weight="normal" officeooo:rsid="0016762a" style:font-weight-asian="normal" style:font-weight-complex="normal"/>
    </style:style>
    <style:style style:name="T8" style:family="text">
      <style:text-properties fo:font-weight="normal" officeooo:rsid="001a3ae5" style:font-weight-asian="normal" style:font-weight-complex="normal"/>
    </style:style>
    <style:style style:name="T9" style:family="text">
      <style:text-properties fo:font-weight="normal" officeooo:rsid="001b5b95" style:font-weight-asian="normal" style:font-weight-complex="normal"/>
    </style:style>
    <style:style style:name="T10" style:family="text">
      <style:text-properties fo:font-weight="normal" officeooo:rsid="001bc041" style:font-weight-asian="normal" style:font-weight-complex="normal"/>
    </style:style>
    <style:style style:name="T11" style:family="text">
      <style:text-properties fo:font-weight="normal" officeooo:rsid="001d0436" style:font-weight-asian="normal" style:font-weight-complex="normal"/>
    </style:style>
    <style:style style:name="T12" style:family="text">
      <style:text-properties fo:font-weight="normal" officeooo:rsid="001e761a" style:font-weight-asian="normal" style:font-weight-complex="normal"/>
    </style:style>
    <style:style style:name="T13" style:family="text">
      <style:text-properties fo:font-weight="normal" officeooo:rsid="0021ac9e" style:font-weight-asian="normal" style:font-weight-complex="normal"/>
    </style:style>
    <style:style style:name="T14" style:family="text">
      <style:text-properties officeooo:rsid="0010c8cb"/>
    </style:style>
    <style:style style:name="T15" style:family="text">
      <style:text-properties officeooo:rsid="00127f7a"/>
    </style:style>
    <style:style style:name="T16" style:family="text">
      <style:text-properties officeooo:rsid="00152b5a"/>
    </style:style>
    <style:style style:name="T17" style:family="text">
      <style:text-properties officeooo:rsid="0016762a"/>
    </style:style>
    <style:style style:name="T18" style:family="text">
      <style:text-properties officeooo:rsid="001875fc"/>
    </style:style>
    <style:style style:name="T19" style:family="text">
      <style:text-properties officeooo:rsid="001a3ae5"/>
    </style:style>
    <style:style style:name="T20" style:family="text">
      <style:text-properties fo:font-style="normal" fo:font-weight="normal" officeooo:rsid="001a3ae5" style:font-style-asian="normal" style:font-weight-asian="normal" style:font-style-complex="normal" style:font-weight-complex="normal"/>
    </style:style>
    <style:style style:name="T21" style:family="text">
      <style:text-properties officeooo:rsid="001b5b95"/>
    </style:style>
    <style:style style:name="T22" style:family="text">
      <style:text-properties officeooo:rsid="001bc041"/>
    </style:style>
    <style:style style:name="T23" style:family="text">
      <style:text-properties officeooo:rsid="001d0436"/>
    </style:style>
    <style:style style:name="T24" style:family="text">
      <style:text-properties officeooo:rsid="001e761a"/>
    </style:style>
    <style:style style:name="T25" style:family="text">
      <style:text-properties fo:font-size="12pt" officeooo:rsid="001dba87" style:font-size-asian="12pt" style:font-size-complex="12pt"/>
    </style:style>
    <style:style style:name="T26" style:family="text">
      <style:text-properties fo:font-size="12pt" officeooo:rsid="001f32d7" style:font-size-asian="12pt" style:font-size-complex="12pt"/>
    </style:style>
    <style:style style:name="T27" style:family="text">
      <style:text-properties fo:font-size="12pt" officeooo:rsid="002063c0" style:font-size-asian="12pt" style:font-size-complex="12pt"/>
    </style:style>
    <style:style style:name="T28" style:family="text">
      <style:text-properties fo:font-size="12pt" officeooo:rsid="00235595" style:font-size-asian="12pt" style:font-size-complex="12pt"/>
    </style:style>
    <style:style style:name="T29" style:family="text">
      <style:text-properties fo:font-size="12pt" officeooo:rsid="001e761a" style:font-size-asian="12pt" style:font-size-complex="12pt"/>
    </style:style>
    <style:style style:name="T30" style:family="text">
      <style:text-properties fo:font-size="12pt" officeooo:rsid="001effd7" style:font-size-asian="12pt" style:font-size-complex="12pt"/>
    </style:style>
    <style:style style:name="T31" style:family="text">
      <style:text-properties fo:font-size="12pt" officeooo:rsid="0021b246" style:font-size-asian="12pt" style:font-size-complex="12pt"/>
    </style:style>
    <style:style style:name="T32" style:family="text">
      <style:text-properties fo:font-size="12pt" officeooo:rsid="0024c63d" style:font-size-asian="12pt" style:font-size-complex="12pt"/>
    </style:style>
    <style:style style:name="T33" style:family="text">
      <style:text-properties officeooo:rsid="001f32d7"/>
    </style:style>
    <style:style style:name="T34" style:family="text">
      <style:text-properties officeooo:rsid="002063c0"/>
    </style:style>
    <style:style style:name="T35" style:family="text">
      <style:text-properties officeooo:rsid="0021b246"/>
    </style:style>
    <style:style style:name="T36" style:family="text">
      <style:text-properties officeooo:rsid="002688fb"/>
    </style:style>
    <style:style style:name="T37" style:family="text">
      <style:text-properties officeooo:rsid="00291c9c"/>
    </style:style>
    <style:style style:name="T38" style:family="text">
      <style:text-properties officeooo:rsid="0024c63d"/>
    </style:style>
    <style:style style:name="T39" style:family="text">
      <style:text-properties officeooo:rsid="0021ac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apor 2 içerikleri:</text:p>
      <text:p text:style-name="P9">Actor-Goal +</text:p>
      <text:p text:style-name="P9">Use-Case <text:span text:style-name="T24">+</text:span></text:p>
      <text:p text:style-name="P1"><text:span text:style-name="T1">Glossary </text:span><text:span text:style-name="T14">+</text:span></text:p>
      <text:p text:style-name="P9">Supplemantary Specification <text:span text:style-name="T24">+</text:span></text:p>
      <text:p text:style-name="P9">Bussiness Rules <text:span text:style-name="T24">+ </text:span></text:p>
      <text:p text:style-name="P9">Kritik 3 use-case full dressedi <text:span text:style-name="T24">+ </text:span></text:p>
      <text:p text:style-name="P9"/>
      <text:p text:style-name="P3">ACTOR-GOAL</text:p>
      <text:p text:style-name="P3"/>
      <text:p text:style-name="P10">Veznedar<text:tab/><text:tab/>* Para yatırma işlemi gerçekleştirm<text:span text:style-name="T15">e</text:span></text:p>
      <text:p text:style-name="P10"><text:tab/><text:tab/><text:tab/>* Para çekme işlemi gerçekleştirme</text:p>
      <text:p text:style-name="P10"><text:tab/><text:tab/><text:tab/>* Havale işlemi için <text:s/>gerekli işlemleri yapma</text:p>
      <text:p text:style-name="P10"/>
      <text:p text:style-name="P10">Müşteri<text:tab/><text:tab/>* Para yatırma</text:p>
      <text:p text:style-name="P10">(Kurum ya da birey)<text:tab/>* Para çekme</text:p>
      <text:p text:style-name="P10"><text:tab/><text:tab/><text:tab/>* Havale</text:p>
      <text:p text:style-name="P10"><text:tab/><text:tab/><text:tab/>* Faize para koyma</text:p>
      <text:p text:style-name="P10"><text:tab/><text:tab/><text:tab/>* Kredi alma</text:p>
      <text:p text:style-name="P10"><text:tab/><text:tab/><text:tab/>* Kredi borcu ödeme (bankadan aldığı kredi)</text:p>
      <text:p text:style-name="P10"/>
      <text:p text:style-name="P18">Müşteri Temsilcisi<text:tab/>* Hesap açma, hesap kapatma</text:p>
      <text:p text:style-name="P18"><text:tab/><text:tab/><text:tab/>* Faize para koyma için müşteriyle anlaşma yapma</text:p>
      <text:p text:style-name="P18"><text:tab/><text:tab/><text:tab/>* Müşteriye kredi alması için gerekli belgeleri hazırlama</text:p>
      <text:p text:style-name="P18"><text:tab/><text:tab/><text:tab/></text:p>
      <text:p text:style-name="P18">Banka Yöneticisi<text:tab/>* Kredi için sistemde faiz oranı belirleme ve güncelleme<text:tab/><text:tab/></text:p>
      <text:p text:style-name="P18"><text:tab/><text:tab/><text:tab/>* Kredi için yapılan taksit ödemelerini kontrol etme</text:p>
      <text:p text:style-name="P18"><text:tab/><text:tab/><text:tab/></text:p>
      <text:p text:style-name="P10"><text:tab/><text:tab/><text:tab/></text:p>
      <text:p text:style-name="P3">GLOSSARY</text:p>
      <text:p text:style-name="P3"/>
      <text:p text:style-name="P2"><text:span text:style-name="T5">Faiz: Müşterilerimi</text:span><text:span text:style-name="T6">zin hesaplarındaki para belirli bir miktara ulaştıktan sonra paralarını değerlendirmek için faize yatırabilirler.</text:span></text:p>
      <text:p text:style-name="P10"/>
      <text:p text:style-name="P2"><text:span text:style-name="T5">İpotek ettirmek: Müşteri kredi alırken </text:span><text:span text:style-name="T6">aldığı kredi miktarından daha fazla tutarda olan mal varlığını kredi taksitlerini ödemeyi gerçekleştiremezse diye bankamıza güvence olarak ipotek ettirmelidir.</text:span></text:p>
      <text:p text:style-name="P10"/>
      <text:p text:style-name="P2"><text:span text:style-name="T5">Bankamatik kartı: Müşterilerimizin hesaplarındaki paraya u</text:span><text:span text:style-name="T6">laşmaları için sunulan bir seçenektir. Müşteriye bir kart verilir ve bir parola belirlenir. Bu kart ile müşteri vezneyi kullanmadan da para çekme, havale, para yatırma işlemlerini gerçekleşitirebilir.</text:span></text:p>
      <text:p text:style-name="P10"/>
      <text:p text:style-name="P2"><text:span text:style-name="T5">Bireysel hesap: Kişinin kendi adına açtı bireysel hesaptır. </text:span><text:span text:style-name="T6">Kurumsal hesaba göre daha küçük bütçelere uyan hesap türüdür.</text:span></text:p>
      <text:p text:style-name="P12"/>
      <text:p text:style-name="P11">Kurumsal hesap: Kişinin işlettiği bir kurum adına açtığı hesaptır. Bu hesap türünde kredi, faiz gibi işlemler daha büyük miktarda paralarla yapılır.</text:p>
      <text:p text:style-name="P11"/>
      <text:p text:style-name="P11">Kredi alma: Müşteriler yüklü miktarda nakit paraya ihtiyaç duyduklarında banka tarafından sağlanan paradır.</text:p>
      <text:p text:style-name="P10"/>
      <text:p text:style-name="P19">Hesap numarası: Müşteri hesap açtığında ona benzersiz bir numara verilir. Müşterinin yapacağı tüm işlemler bu hesap numarası ile yapılır.</text:p>
      <text:p text:style-name="P17"><text:soft-page-break/></text:p>
      <text:p text:style-name="P33"><text:tab/><text:tab/><text:tab/><text:tab/><text:tab/>USE CASE 1</text:p>
      <text:p text:style-name="P33"/>
      <text:p text:style-name="P5"><text:span text:style-name="T19">Scope: </text:span><text:span text:style-name="T8">Müşteri hesap açma işlemi <text:s text:c="14"/></text:span></text:p>
      <text:p text:style-name="P13"><text:span text:style-name="T2">Primary aktör:</text:span><text:span text:style-name="T16"> Müşteri temsilcisi <text:s text:c="16"/></text:span></text:p>
      <text:p text:style-name="P13"><text:span text:style-name="T2">Ön koşul:</text:span><text:span text:style-name="T16"> Hesap açmak isteyen </text:span><text:span text:style-name="T17">kişi kimlik fotokopisi getirmelidir.</text:span></text:p>
      <text:p text:style-name="P14"><text:span text:style-name="T2">Son koşul:</text:span><text:span text:style-name="T17"> Müşteriye bireysel ya da kurumsal hesap açılmış olmalıdır.</text:span></text:p>
      <text:p text:style-name="P20"><text:s text:c="73"/></text:p>
      <text:p text:style-name="P34"><text:tab/><text:tab/><text:tab/><text:tab/><text:tab/>Senaryo</text:p>
      <text:p text:style-name="P34"/>
      <text:p text:style-name="P4"><text:span text:style-name="T17">1. </text:span><text:span text:style-name="T7">Müşteri hesap açtırmak için sıra alır.<text:tab/></text:span></text:p>
      <text:p text:style-name="P4"><text:span text:style-name="T17">2. </text:span><text:span text:style-name="T7">Sırası geldiğinde müşteri temsilcisinin odasına gelir.</text:span></text:p>
      <text:p text:style-name="P4"><text:span text:style-name="T17">3. </text:span><text:span text:style-name="T7">Hangi türde hesap açmak istediğini temsilciye belirtir.</text:span></text:p>
      <text:p text:style-name="P4"><text:span text:style-name="T17">4. </text:span><text:span text:style-name="T7">Müşterinin kimlik bilgileri, telefon numarası ve ikamet ettiği adresle birlikte sisteme kayıt alınır.</text:span></text:p>
      <text:p text:style-name="P4"><text:span text:style-name="T17">5. </text:span><text:span text:style-name="T7">Müşterinin isteğine bağlı olarak bankamatik kartının adresine gönderilmesi gerektiği belirlenir.</text:span></text:p>
      <text:p text:style-name="P4"><text:span text:style-name="T17">6.</text:span><text:span text:style-name="T7"> Müşterinin adına hesap açma işlemi gerçekleştirilmiş olunur.</text:span></text:p>
      <text:p text:style-name="P20"><text:tab/><text:tab/><text:tab/><text:tab/><text:tab/><text:tab/></text:p>
      <text:p text:style-name="P42"><text:span text:style-name="T7"><text:tab/><text:tab/><text:tab/><text:tab/><text:tab/></text:span><text:span text:style-name="T17">Alternatif Senaryolar</text:span></text:p>
      <text:p text:style-name="P4"><text:span text:style-name="T17"/></text:p>
      <text:p text:style-name="P21">1. Bilgiler belgelere işlendikten sonra sistem çökerse</text:p>
      <text:p text:style-name="P21">* Müşteriye sisteme kayıt alınamadığı söylenir.</text:p>
      <text:p text:style-name="P21">* Müşterinin isteğine göre belgeler iptal edilebilir ya da sistem düzeldiği zaman kayıt alınır.</text:p>
      <text:p text:style-name="P21"/>
      <text:p text:style-name="P21">2. Müşteri temsilcisi bilgileri eksik girerse</text:p>
      <text:p text:style-name="P21">* Kayıt işlemi gerçekleştirilmez.</text:p>
      <text:p text:style-name="P21">* Ekranda uyarı penceresi açılır.</text:p>
      <text:p text:style-name="P21">* Bilgiler tamamlanır ve kaydet butonuna basılır.</text:p>
      <text:p text:style-name="P21"/>
      <text:p text:style-name="P32"><text:span text:style-name="T18"><text:tab/><text:tab/><text:tab/><text:tab/><text:tab/></text:span><text:span text:style-name="T3">USE CASE 2</text:span></text:p>
      <text:p text:style-name="P21"/>
      <text:p text:style-name="P5"><text:span text:style-name="T19">Scope: </text:span><text:span text:style-name="T8">Para çekme</text:span></text:p>
      <text:p text:style-name="P5"><text:span text:style-name="T19">Primary Actor: </text:span><text:span text:style-name="T8">Müşteri</text:span></text:p>
      <text:p text:style-name="P5"><text:span text:style-name="T19">Ön koşul: </text:span><text:span text:style-name="T8">Bankamatik ya da hesap numarası</text:span></text:p>
      <text:p text:style-name="P5"><text:span text:style-name="T19">Son koşul: </text:span><text:span text:style-name="T8">Para çekme işleminin gerçekleştirilmesi</text:span></text:p>
      <text:p text:style-name="P22"><text:tab/></text:p>
      <text:p text:style-name="P42"><text:span text:style-name="T8"><text:tab/><text:tab/><text:tab/><text:tab/><text:tab/></text:span><text:span text:style-name="T19">S</text:span><text:span text:style-name="T39">enaryo</text:span></text:p>
      <text:p text:style-name="P35"/>
      <text:p text:style-name="P5"><text:span text:style-name="T19">1. </text:span><text:span text:style-name="T8"><text:s/>Müşteri bankamatik kartıyla bankamatiğe gelir.</text:span></text:p>
      <text:p text:style-name="P5"><text:span text:style-name="T19">2. </text:span><text:span text:style-name="T8">Kart ile atm üzerinden giriş yapar.</text:span></text:p>
      <text:p text:style-name="P5"><text:span text:style-name="T19">3. </text:span><text:span text:style-name="T8">Sistem kartı ve parolayı doğrular.</text:span></text:p>
      <text:p text:style-name="P5"><text:span text:style-name="T19">4. </text:span><text:span text:style-name="T8">Ekrandaki seçenek ile m</text:span><text:span text:style-name="T20">üşteri hesabındaki para miktarının isterse fiş alarak belgeleyebilir.</text:span></text:p>
      <text:p text:style-name="P5"><text:span text:style-name="T19">5. </text:span><text:span text:style-name="T8">Müşteri çekmek istediği para miktarını belirtir.</text:span></text:p>
      <text:p text:style-name="P6"><text:span text:style-name="T19">6. </text:span><text:span text:style-name="T9">Müşteriye bankamatikten kartı alması için uyarı verilir.</text:span></text:p>
      <text:p text:style-name="P6"><text:span text:style-name="T21">7. </text:span><text:span text:style-name="T9">Müşteri kartını bankamatikten alır.</text:span></text:p>
      <text:p text:style-name="P6"><text:span text:style-name="T21">8. </text:span><text:span text:style-name="T8">Müşteri istediği miktarda parayı sistemden çeker.</text:span></text:p>
      <text:p text:style-name="P23"/>
      <text:p text:style-name="P42"><text:span text:style-name="T8"><text:tab/><text:tab/><text:tab/><text:tab/><text:tab/></text:span><text:span text:style-name="T21">Alternatif Senaryolar</text:span></text:p>
      <text:p text:style-name="P36"/>
      <text:p text:style-name="P24">1. Müşteri bankmatiğe yanlış kart ile giriş yapmış olabilir</text:p>
      <text:p text:style-name="P24">* Bu durumda ekranda kart tanınamadı uyarısı verilir.</text:p>
      <text:p text:style-name="P24">* Müşteri ekrandan yanlış kartı girdiğini öğrenir.</text:p>
      <text:p text:style-name="P24">* Müşteri kartını değiştirir.</text:p>
      <text:p text:style-name="P24"><text:soft-page-break/>* Tekrar ana başarı senaryosuna dönülür.</text:p>
      <text:p text:style-name="P24"/>
      <text:p text:style-name="P24"/>
      <text:p text:style-name="P25"/>
      <text:p text:style-name="P24">2. Müşteri yanlış parola girerse</text:p>
      <text:p text:style-name="P15"><text:span text:style-name="T18">* </text:span><text:span text:style-name="T21">Gün içerisinde 2 kez daha giriş yapma hakkı tanınır.</text:span></text:p>
      <text:p text:style-name="P24"><text:s text:c="2"/>2.a <text:s/>Eğer 2 kez daha yanlış girilme yapıldıysa</text:p>
      <text:p text:style-name="P24"><text:s text:c="2"/>* Kart o günlük bloke edilir.</text:p>
      <text:p text:style-name="P24">* Müşteri doğru parolasını girer.</text:p>
      <text:p text:style-name="P24">* Ana başarı senaryosuna dönülür.</text:p>
      <text:p text:style-name="P24"/>
      <text:p text:style-name="P15"><text:span text:style-name="T21">3. Müşteri bankamatik kar</text:span><text:span text:style-name="T22">tını unutursa</text:span></text:p>
      <text:p text:style-name="P26">* Bu durumda vezneden de işlem yapılabilir.</text:p>
      <text:p text:style-name="P26">* Veznede para çekmek için sabit olarak 4 lira kesileceği müşteriye belirtir</text:p>
      <text:p text:style-name="P26"><text:s text:c="2"/>3.a Eğer müşteri kabul etmezse para çekme işlemi sonlandırılır.</text:p>
      <text:p text:style-name="P26">* Müşteri hesap numarasını vezneye belirtir.</text:p>
      <text:p text:style-name="P27"><text:s text:c="2"/>3.b Müşteri hesap numarasını unuttuysa</text:p>
      <text:p text:style-name="P27"><text:s text:c="2"/>* Para çekme işlemi sonlandırılır.</text:p>
      <text:p text:style-name="P27"><text:s text:c="2"/>3.b.1 Müşteriye TC numarasıyla para çekme isteği sorulur</text:p>
      <text:p text:style-name="P27"><text:s text:c="5"/>* Müşteri kabul ederse para çekme işlemi gerçekleşitirilir</text:p>
      <text:p text:style-name="P27"><text:s text:c="4"/>* Para çekme işlemi gerçekleşitirilemez.</text:p>
      <text:p text:style-name="P27"/>
      <text:p text:style-name="P27"/>
      <text:p text:style-name="P32"><text:span text:style-name="T22"><text:tab/><text:tab/><text:tab/><text:tab/><text:tab/></text:span><text:span text:style-name="T4">USE CASE 3</text:span></text:p>
      <text:p text:style-name="P32"><text:span text:style-name="T4"/></text:p>
      <text:p text:style-name="P7"><text:span text:style-name="T22">Scope: </text:span><text:span text:style-name="T10">Bireysel hesap üzerinde faiz işlemi gerçekleştirme</text:span></text:p>
      <text:p text:style-name="P7"><text:span text:style-name="T22">Primary Actor: <text:s/></text:span><text:span text:style-name="T10">Müşteri</text:span></text:p>
      <text:p text:style-name="P7"><text:span text:style-name="T22">Ön koşul: </text:span><text:span text:style-name="T10">Müşterinin hesabında en az 10 milyar para bulunması</text:span></text:p>
      <text:p text:style-name="P7"><text:span text:style-name="T22">Son koşul: </text:span><text:span text:style-name="T10">Faiz işlemi gerçekleştirilir.</text:span></text:p>
      <text:p text:style-name="P27"/>
      <text:p text:style-name="P7"><text:span text:style-name="T10"><text:tab/><text:tab/><text:tab/><text:tab/><text:tab/></text:span><text:span text:style-name="T39">Senaryo</text:span></text:p>
      <text:p text:style-name="P37"/>
      <text:p text:style-name="P7"><text:span text:style-name="T22">1. </text:span><text:span text:style-name="T10">Müşteri </text:span><text:span text:style-name="T11">faiz işlemi için sıra alır.</text:span></text:p>
      <text:p text:style-name="P8"><text:span text:style-name="T23">2. </text:span><text:span text:style-name="T11">Müşteri hesap numarasıyla müşteri temsilcisine gelir.</text:span></text:p>
      <text:p text:style-name="P8"><text:span text:style-name="T23">3. </text:span><text:span text:style-name="T11">Sistemde müşterinin kayıtlı olduğu bilgisi doğrulanır.</text:span></text:p>
      <text:p text:style-name="P8"><text:span text:style-name="T23">4. </text:span><text:span text:style-name="T11">Müşteri 3 ay, 6 ay ya da 1 yıllık faiz uygulanma süreçlerinden birini seçer.</text:span></text:p>
      <text:p text:style-name="P8"><text:span text:style-name="T23">5. </text:span><text:span text:style-name="T11">Müşteri temsilcisi müşterinin vadesiz hesabındaki paranın vadeli hesaba aktarır.</text:span></text:p>
      <text:p text:style-name="P8"><text:span text:style-name="T23">6. </text:span><text:span text:style-name="T11">Müşteri temsilcisi faiz oranını başlatır.</text:span></text:p>
      <text:p text:style-name="P8"><text:span text:style-name="T23">7. </text:span><text:span text:style-name="T11">Belgeler imzalanır. </text:span></text:p>
      <text:p text:style-name="P8"><text:span text:style-name="T23">8. </text:span><text:span text:style-name="T11">İşlem başarıyla sonlandırılır.</text:span></text:p>
      <text:p text:style-name="P28"/>
      <text:p text:style-name="P39"><text:tab/><text:tab/><text:tab/><text:tab/><text:tab/>Alternatif Senaryolar</text:p>
      <text:p text:style-name="P38"/>
      <text:p text:style-name="P29">1. Sistem çökerse</text:p>
      <text:p text:style-name="P29">* Sistem yeniden başlatılır.</text:p>
      <text:p text:style-name="P29">* Hesap bilgisiyle giriş yapılır.</text:p>
      <text:p text:style-name="P29"/>
      <text:p text:style-name="P29">2. Vadesiz hesapta 10 milyardan az para varsa</text:p>
      <text:p text:style-name="P29">* Bu durumda müşteri üzerine para tamalarsa ana başarı senaryosuna dönülür.</text:p>
      <text:p text:style-name="P29">* Tamamlayamazsa faiz işlemi gerçekleştirilmez.</text:p>
      <text:p text:style-name="P38"/>
      <text:p text:style-name="P38"/>
      <text:p text:style-name="P43"><text:soft-page-break/><text:span text:style-name="T11"><text:tab/><text:tab/><text:tab/><text:tab/><text:tab/></text:span><text:span text:style-name="T24">Supplemantary Specification</text:span></text:p>
      <text:p text:style-name="P43"><text:span text:style-name="T24"/></text:p>
      <text:p text:style-name="P40">Güvenlik</text:p>
      <text:p text:style-name="P30">Yetkisiz kişilerce işlem yapılmasını engelleme ve yetkili kişileri güvenli bir şekilde sistemi </text:p>
      <text:p text:style-name="P30">kulanması gerekir. </text:p>
      <text:p text:style-name="P30"/>
      <text:p text:style-name="P40">Uygulama Arayüzü</text:p>
      <text:p text:style-name="P30">Uygulama arayüzü, sistemi kullanan kişiler için etkin olmalı. </text:p>
      <text:p text:style-name="P30"/>
      <text:p text:style-name="P40">Yedekleme-Kurtarma </text:p>
      <text:p text:style-name="P30">Sistemin çökmesi durumunda, sistemin tekrar ayağa kaldırılıp eski işleyişiyle deam etmeli, veri </text:p>
      <text:p text:style-name="P30">kaybı yaşanmamalıdır.</text:p>
      <text:p text:style-name="P30"/>
      <text:p text:style-name="P43"><text:span text:style-name="T12"><text:tab/><text:tab/><text:tab/><text:tab/><text:tab/></text:span><text:span text:style-name="T24">Business Rules</text:span></text:p>
      <text:p text:style-name="P43"><text:span text:style-name="T24"/></text:p>
      <text:p text:style-name="P30">Kural 1: <text:s/>Her müşteri sadece vadesiz hesabından para çekebilir ve havale edebilir.</text:p>
      <text:p text:style-name="P30"/>
      <text:p text:style-name="P30">Kural2 : Her müşteri çeşidine ayrı faiz oranı uygulanır.</text:p>
      <text:p text:style-name="P16"><text:span text:style-name="T24">Kurumsal müşteriler için: </text:span><text:span text:style-name="T25"><text:s/></text:span><text:span text:style-name="T26">3 aylık tarife için yatırılan paranın %3 'ü, 6 aylık tarife için %10, 1 yıl ve daha fazlası için %15 'e varan oranlarda faiz uygulanır. </text:span></text:p>
      <text:p text:style-name="P16"><text:span text:style-name="T24">Bireysel müşteriler için: </text:span><text:span text:style-name="T26">3 aylık tarife için yatırılan paranın %</text:span><text:span text:style-name="T27">1</text:span><text:span text:style-name="T26"> '</text:span><text:span text:style-name="T28">i</text:span><text:span text:style-name="T26">, 6 aylık tarife için %</text:span><text:span text:style-name="T27">4 </text:span><text:span text:style-name="T28">'ü</text:span><text:span text:style-name="T26">, 1 yıl ve daha fazlası için %</text:span><text:span text:style-name="T27">7</text:span><text:span text:style-name="T26"> '</text:span><text:span text:style-name="T27">y</text:span><text:span text:style-name="T26">e varan oranlarda faiz uygulanır. </text:span></text:p>
      <text:p text:style-name="P44"/>
      <text:p text:style-name="P45">Kural 3: Her müşteri için farklı kredi uygulanır.</text:p>
      <text:p text:style-name="P31"><text:span text:style-name="T29">Kurumsal </text:span><text:span text:style-name="T30">müşteriler için: </text:span><text:span text:style-name="T26">Bir şirketin bankamızdan kredi alabilmesi için 60 milyar yıllık geliri olmalıdır. </text:span><text:span text:style-name="T27"><text:s/>60 milyarlık geliri olan bir şirket için 100 milyar kredi, 180 milyar geliri olan bir şirket için 300 milyar kredi, 300 milyar ve üstü için 800 milyar kredi verilmektedir.</text:span></text:p>
      <text:p text:style-name="P48"><text:span text:style-name="T26">Müşteri kredi aldıktan sonra bankaya ödeyeceği toplam para miktarı aldığı kredinin %4 lük faiz uygulanmış halidir.</text:span></text:p>
      <text:p text:style-name="P47">Bireysel müşteriler için: <text:span text:style-name="T33"><text:s/></text:span><text:span text:style-name="T35">Kişinin </text:span><text:span text:style-name="T33">bankamızdan kredi alabilmesi için </text:span><text:span text:style-name="T35">12</text:span><text:span text:style-name="T33"> milyar yıllık geliri olmalıdır. </text:span></text:p>
      <text:p text:style-name="P49"><text:span text:style-name="T35">12</text:span><text:span text:style-name="T34"> milyarlık geliri olan bir</text:span><text:span text:style-name="T36">ey</text:span><text:span text:style-name="T34"> için </text:span><text:span text:style-name="T35">10 </text:span><text:span text:style-name="T34"><text:s/>milyar kredi, </text:span><text:span text:style-name="T35">36</text:span><text:span text:style-name="T34"> milyar geliri olan bir</text:span><text:span text:style-name="T37">eysel hesap </text:span><text:span text:style-name="T34"><text:s/>için </text:span><text:span text:style-name="T35">30</text:span><text:span text:style-name="T34"> milyar kredi, </text:span><text:span text:style-name="T35">84</text:span><text:span text:style-name="T34"> milyar ve üstü için </text:span><text:span text:style-name="T35">70</text:span><text:span text:style-name="T34"> milyar kredi verilmektedir. </text:span><text:span text:style-name="T38">Müşteri kredi aldıktan sonra bankaya ödeyeceği toplam para miktarı aldığı kredinin %2 lik faiz uygulanmış halidir.</text:span></text:p>
      <text:p text:style-name="P46"/>
      <text:p text:style-name="P45"/>
      <text:p text:style-name="P30"/>
      <text:p text:style-name="P30"/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ru Akagunduz</meta:initial-creator>
    <meta:creation-date>2013-03-17T02:30:23</meta:creation-date>
    <dc:date>2013-03-18T10:04:12</dc:date>
    <dc:creator>Ebru Akagunduz</dc:creator>
    <meta:editing-duration>PT2H44M11S</meta:editing-duration>
    <meta:editing-cycles>9</meta:editing-cycles>
    <meta:generator>LibreOffice/3.6$Linux_X86_64 LibreOffice_project/360m1$Build-2</meta:generator>
    <meta:document-statistic meta:table-count="0" meta:image-count="0" meta:object-count="0" meta:page-count="4" meta:paragraph-count="132" meta:word-count="986" meta:character-count="7115" meta:non-whitespace-character-count="6005"/>
  </office:meta>
</office:document-meta>
</file>